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5.371cm"/>
        </style:tab-stops>
      </style:paragraph-properties>
      <style:text-properties fo:font-size="22pt" fo:font-style="italic" fo:font-weight="bold" officeooo:rsid="0001645f" officeooo:paragraph-rsid="0001645f" style:font-size-asian="19.2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.371cm"/>
        </style:tab-stops>
      </style:paragraph-properties>
      <style:text-properties fo:font-size="22pt" fo:font-style="italic" fo:font-weight="bold" officeooo:rsid="000f4698" officeooo:paragraph-rsid="000f4698" style:font-size-asian="19.25pt" style:font-style-asian="italic" style:font-weight-asian="bold" style:font-size-complex="22pt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officeooo:rsid="0001645f" officeooo:paragraph-rsid="0001645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officeooo:rsid="0001645f" officeooo:paragraph-rsid="0001645f" style:font-size-asian="12.25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01645f" officeooo:paragraph-rsid="000f4698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officeooo:paragraph-rsid="000f4698"/>
    </style:style>
    <style:style style:name="P7" style:family="paragraph" style:parent-style-name="Standard">
      <style:text-properties fo:font-size="22pt" officeooo:rsid="0001645f" officeooo:paragraph-rsid="0001645f" style:font-size-asian="19.25pt" style:font-size-complex="22pt"/>
    </style:style>
    <style:style style:name="P8" style:family="paragraph" style:parent-style-name="Heading_20_1">
      <style:paragraph-properties fo:margin-top="0cm" fo:margin-bottom="0.247cm" style:contextual-spacing="false" fo:line-height="115%"/>
      <style:text-properties fo:font-size="20pt" officeooo:rsid="0001645f" officeooo:paragraph-rsid="000e72fb" style:font-size-asian="20pt" style:font-size-complex="20pt"/>
    </style:style>
    <style:style style:name="P9" style:family="paragraph" style:parent-style-name="Text_20_body" style:list-style-name="L1">
      <style:paragraph-properties fo:margin-top="0cm" fo:margin-bottom="0.247cm" style:contextual-spacing="false" fo:line-height="115%"/>
      <style:text-properties fo:font-size="14pt" fo:font-style="italic" fo:font-weight="bold" officeooo:rsid="000e72fb" officeooo:paragraph-rsid="000e72fb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 style:list-style-name="L1">
      <style:paragraph-properties fo:margin-top="0cm" fo:margin-bottom="0.247cm" style:contextual-spacing="false" fo:line-height="115%"/>
      <style:text-properties fo:font-size="14pt" fo:font-style="italic" fo:font-weight="bold" officeooo:rsid="0013361a" officeooo:paragraph-rsid="0013361a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.247cm" style:contextual-spacing="false" fo:line-height="115%"/>
      <style:text-properties fo:font-size="20pt" fo:font-style="italic" fo:font-weight="bold" officeooo:rsid="000f4698" officeooo:paragraph-rsid="000f4698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Heading_20_2">
      <style:paragraph-properties fo:margin-top="0cm" fo:margin-bottom="0.247cm" style:contextual-spacing="false" fo:line-height="115%"/>
      <style:text-properties fo:font-size="20pt" fo:font-style="italic" fo:font-weight="bold" officeooo:rsid="000f4698" officeooo:paragraph-rsid="000f4698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Text_20_body">
      <style:text-properties officeooo:paragraph-rsid="000e72fb"/>
    </style:style>
    <style:style style:name="P14" style:family="paragraph" style:parent-style-name="Heading_20_1">
      <style:paragraph-properties fo:margin-top="0cm" fo:margin-bottom="0.247cm" style:contextual-spacing="false" fo:line-height="115%"/>
      <style:text-properties fo:font-size="20pt" fo:font-style="italic" officeooo:rsid="0001645f" officeooo:paragraph-rsid="0014ff1b" style:font-size-asian="20pt" style:font-style-asian="italic" style:font-size-complex="20pt" style:font-style-complex="italic"/>
    </style:style>
    <style:style style:name="P15" style:family="paragraph" style:parent-style-name="Heading_20_1">
      <style:paragraph-properties fo:margin-top="0cm" fo:margin-bottom="0.247cm" style:contextual-spacing="false" fo:line-height="115%"/>
      <style:text-properties fo:font-size="20pt" officeooo:rsid="0001645f" officeooo:paragraph-rsid="0014ff1b" style:font-size-asian="20pt" style:font-size-complex="20pt"/>
    </style:style>
    <style:style style:name="P16" style:family="paragraph" style:parent-style-name="Text_20_body" style:list-style-name="L2">
      <style:text-properties fo:font-size="14pt" officeooo:rsid="0001645f" style:font-size-asian="14pt" style:font-size-complex="14pt"/>
    </style:style>
    <style:style style:name="P17" style:family="paragraph" style:parent-style-name="Heading_20_1">
      <style:paragraph-properties fo:margin-top="0cm" fo:margin-bottom="0.247cm" style:contextual-spacing="false" fo:line-height="115%"/>
      <style:text-properties fo:font-size="20pt" officeooo:rsid="0001645f" style:font-size-asian="20pt" style:font-size-complex="20pt"/>
    </style:style>
    <style:style style:name="P18" style:family="paragraph" style:parent-style-name="Text_20_body" style:list-style-name="L3">
      <style:text-properties fo:font-size="22pt" officeooo:rsid="0001645f" style:font-size-asian="19.25pt" style:font-size-complex="22pt"/>
    </style:style>
    <style:style style:name="P19" style:family="paragraph" style:parent-style-name="Text_20_body" style:list-style-name="L4">
      <style:text-properties fo:font-size="14pt" officeooo:rsid="0001645f" style:font-size-asian="14pt" style:font-size-complex="14pt"/>
    </style:style>
    <style:style style:name="P20" style:family="paragraph" style:parent-style-name="Heading_20_1">
      <style:paragraph-properties fo:margin-top="0cm" fo:margin-bottom="0.247cm" style:contextual-spacing="false" fo:line-height="115%"/>
      <style:text-properties fo:font-size="22pt" officeooo:rsid="0001645f" style:font-size-asian="19.25pt" style:font-size-complex="22pt"/>
    </style:style>
    <style:style style:name="P21" style:family="paragraph" style:parent-style-name="Heading_20_2">
      <style:paragraph-properties fo:margin-top="0cm" fo:margin-bottom="0.247cm" style:contextual-spacing="false" fo:line-height="115%"/>
      <style:text-properties fo:font-size="22pt" officeooo:rsid="0001645f" style:font-size-asian="19.25pt" style:font-size-complex="22pt"/>
    </style:style>
    <style:style style:name="P22" style:family="paragraph" style:parent-style-name="Heading_20_2">
      <style:paragraph-properties fo:margin-top="0cm" fo:margin-bottom="0.247cm" style:contextual-spacing="false" fo:line-height="115%"/>
      <style:text-properties fo:font-size="20pt" officeooo:rsid="0001645f" style:font-size-asian="20pt" style:font-size-complex="20pt"/>
    </style:style>
    <style:style style:name="P23" style:family="paragraph" style:parent-style-name="Text_20_body" style:list-style-name="L5">
      <style:text-properties fo:font-size="14pt" officeooo:rsid="001656dc" officeooo:paragraph-rsid="001656dc" style:font-size-asian="14pt" style:font-size-complex="14pt"/>
    </style:style>
    <style:style style:name="P24" style:family="paragraph" style:parent-style-name="Text_20_body" style:list-style-name="L5">
      <style:text-properties fo:font-size="14pt" officeooo:rsid="0015705a" officeooo:paragraph-rsid="0015705a" style:font-size-asian="14pt" style:font-size-complex="14pt"/>
    </style:style>
    <style:style style:name="P25" style:family="paragraph" style:parent-style-name="Text_20_body" style:list-style-name="L5">
      <style:text-properties fo:font-size="14pt" officeooo:rsid="0017572c" officeooo:paragraph-rsid="0017572c" style:font-size-asian="14pt" style:font-size-complex="14pt"/>
    </style:style>
    <style:style style:name="P26" style:family="paragraph" style:parent-style-name="Text_20_body" style:list-style-name="L5">
      <style:text-properties fo:font-size="14pt" officeooo:rsid="0017572c" officeooo:paragraph-rsid="0017e4c7" style:font-size-asian="14pt" style:font-size-complex="14pt"/>
    </style:style>
    <style:style style:name="P27" style:family="paragraph" style:parent-style-name="Text_20_body" style:list-style-name="L5">
      <style:text-properties fo:font-size="14pt" officeooo:rsid="0019839b" officeooo:paragraph-rsid="0019839b" style:font-size-asian="14pt" style:font-size-complex="14pt"/>
    </style:style>
    <style:style style:name="P28" style:family="paragraph" style:parent-style-name="Text_20_body" style:list-style-name="L5">
      <style:text-properties fo:font-size="14pt" fo:font-weight="normal" officeooo:rsid="0019839b" officeooo:paragraph-rsid="0019839b" style:font-size-asian="14pt" style:font-weight-asian="normal" style:font-size-complex="14pt" style:font-weight-complex="normal"/>
    </style:style>
    <style:style style:name="P29" style:family="paragraph" style:parent-style-name="Text_20_body" style:list-style-name="L5">
      <style:text-properties fo:font-size="14pt" fo:font-weight="bold" officeooo:rsid="0019839b" officeooo:paragraph-rsid="0019839b" style:font-size-asian="14pt" style:font-weight-asian="bold" style:font-size-complex="14pt" style:font-weight-complex="bold"/>
    </style:style>
    <style:style style:name="P30" style:family="paragraph" style:parent-style-name="Text_20_body" style:list-style-name="L5">
      <style:text-properties fo:font-size="14pt" fo:font-weight="normal" officeooo:rsid="0019daac" officeooo:paragraph-rsid="0019daac" style:font-size-asian="14pt" style:font-weight-asian="normal" style:font-size-complex="14pt" style:font-weight-complex="normal"/>
    </style:style>
    <style:style style:name="P31" style:family="paragraph" style:parent-style-name="Text_20_body" style:list-style-name="L6">
      <style:text-properties fo:font-size="14pt" officeooo:rsid="0019daac" officeooo:paragraph-rsid="0019daac" style:font-size-asian="14pt" style:font-size-complex="14pt"/>
    </style:style>
    <style:style style:name="P32" style:family="paragraph" style:parent-style-name="Text_20_body" style:list-style-name="L6">
      <style:text-properties fo:font-size="14pt" officeooo:rsid="001a6a96" officeooo:paragraph-rsid="001a6a96" style:font-size-asian="14pt" style:font-size-complex="14pt"/>
    </style:style>
    <style:style style:name="P33" style:family="paragraph" style:parent-style-name="Text_20_body">
      <style:text-properties fo:font-size="14pt" fo:font-weight="bold" officeooo:rsid="0001645f" officeooo:paragraph-rsid="001a6a96" style:font-size-asian="14pt" style:font-weight-asian="bold" style:font-size-complex="14pt" style:font-weight-complex="bold"/>
    </style:style>
    <style:style style:name="P34" style:family="paragraph" style:parent-style-name="Text_20_body">
      <style:text-properties fo:font-size="14pt" fo:font-weight="bold" officeooo:rsid="001a6a96" officeooo:paragraph-rsid="001a6a96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4pt" fo:font-weight="bold" officeooo:rsid="001a715d" officeooo:paragraph-rsid="001a715d" style:font-size-asian="14pt" style:font-weight-asian="bold" style:font-size-complex="14pt" style:font-weight-complex="bold"/>
    </style:style>
    <style:style style:name="P36" style:family="paragraph" style:parent-style-name="Text_20_body">
      <style:text-properties fo:font-size="14pt" fo:font-weight="bold" officeooo:rsid="001ae972" officeooo:paragraph-rsid="001ae972" style:font-size-asian="14pt" style:font-weight-asian="bold" style:font-size-complex="14pt" style:font-weight-complex="bold"/>
    </style:style>
    <style:style style:name="P37" style:family="paragraph" style:parent-style-name="Text_20_body">
      <style:text-properties officeooo:paragraph-rsid="001ae972"/>
    </style:style>
    <style:style style:name="P38" style:family="paragraph" style:parent-style-name="Text_20_body">
      <style:text-properties fo:font-size="14pt" fo:font-weight="bold" officeooo:rsid="0001645f" officeooo:paragraph-rsid="001ae972" style:font-size-asian="14pt" style:font-weight-asian="bold" style:font-size-complex="14pt" style:font-weight-complex="bold"/>
    </style:style>
    <style:style style:name="P39" style:family="paragraph" style:parent-style-name="Text_20_body">
      <style:text-properties officeooo:paragraph-rsid="001f4be9"/>
    </style:style>
    <style:style style:name="P40" style:family="paragraph" style:parent-style-name="Text_20_body">
      <style:text-properties fo:font-size="14pt" fo:font-weight="bold" officeooo:paragraph-rsid="001f4be9" style:font-size-asian="14pt" style:font-weight-asian="bold" style:font-size-complex="14pt" style:font-weight-complex="bold"/>
    </style:style>
    <style:style style:name="P41" style:family="paragraph" style:parent-style-name="Text_20_body">
      <style:text-properties fo:font-size="14pt" officeooo:rsid="0001645f" style:font-size-asian="14pt" style:font-size-complex="14pt"/>
    </style:style>
    <style:style style:name="P42" style:family="paragraph" style:parent-style-name="Text_20_body">
      <style:text-properties fo:font-size="22pt" officeooo:rsid="0001645f" style:font-size-asian="19.25pt" style:font-size-complex="22pt"/>
    </style:style>
    <style:style style:name="P43" style:family="paragraph" style:parent-style-name="Text_20_body">
      <style:text-properties fo:font-size="14pt" fo:font-weight="bold" officeooo:rsid="0001645f" style:font-size-asian="14pt" style:font-weight-asian="bold" style:font-size-complex="14pt" style:font-weight-complex="bold"/>
    </style:style>
    <style:style style:name="P44" style:family="paragraph" style:parent-style-name="Text_20_body" style:list-style-name="L7">
      <style:text-properties fo:font-size="14pt" fo:font-weight="bold" officeooo:rsid="001c4d9e" officeooo:paragraph-rsid="001c4d9e" style:font-size-asian="14pt" style:font-weight-asian="bold" style:font-size-complex="14pt" style:font-weight-complex="bold"/>
    </style:style>
    <style:style style:name="P45" style:family="paragraph" style:parent-style-name="Text_20_body" style:list-style-name="L8">
      <style:text-properties fo:font-size="22pt" officeooo:rsid="0001645f" style:font-size-asian="19.25pt" style:font-size-complex="22pt"/>
    </style:style>
    <style:style style:name="P46" style:family="paragraph" style:parent-style-name="Text_20_body">
      <style:text-properties fo:font-size="14pt" fo:font-weight="bold" officeooo:rsid="001e2693" officeooo:paragraph-rsid="001e2693" style:font-size-asian="14pt" style:font-weight-asian="bold" style:font-size-complex="14pt" style:font-weight-complex="bold"/>
    </style:style>
    <style:style style:name="P47" style:family="paragraph" style:parent-style-name="Text_20_body" style:list-style-name="L9">
      <style:text-properties fo:font-size="22pt" officeooo:rsid="0001645f" style:font-size-asian="19.25pt" style:font-size-complex="22pt"/>
    </style:style>
    <style:style style:name="P48" style:family="paragraph" style:parent-style-name="Text_20_body" style:list-style-name="L10">
      <style:text-properties fo:font-size="14pt" officeooo:rsid="0001645f" style:font-size-asian="14pt" style:font-size-complex="14pt"/>
    </style:style>
    <style:style style:name="P49" style:family="paragraph" style:parent-style-name="Text_20_body" style:list-style-name="L4"/>
    <style:style style:name="P50" style:family="paragraph" style:parent-style-name="Text_20_body" style:list-style-name="L4">
      <style:text-properties officeooo:paragraph-rsid="0013361a"/>
    </style:style>
    <style:style style:name="P51" style:family="paragraph" style:parent-style-name="Text_20_body">
      <style:text-properties fo:font-size="22pt" officeooo:rsid="0001645f" officeooo:paragraph-rsid="00076e96" style:font-size-asian="19.25pt" style:font-size-complex="22pt"/>
    </style:style>
    <style:style style:name="T1" style:family="text">
      <style:text-properties officeooo:rsid="001757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d42e" style:font-weight-asian="bold" style:font-weight-complex="bold"/>
    </style:style>
    <style:style style:name="T4" style:family="text">
      <style:text-properties officeooo:rsid="0001d42e"/>
    </style:style>
    <style:style style:name="T5" style:family="text">
      <style:text-properties fo:font-size="14pt" fo:font-weight="bold" officeooo:rsid="000f4698" style:font-size-asian="12.25pt" style:font-weight-asian="bold" style:font-size-complex="14pt" style:font-weight-complex="bold"/>
    </style:style>
    <style:style style:name="T6" style:family="text">
      <style:text-properties fo:font-size="14pt" fo:font-weight="normal" officeooo:rsid="000f4698" style:font-size-asian="12.25pt" style:font-weight-asian="normal" style:font-size-complex="14pt" style:font-weight-complex="normal"/>
    </style:style>
    <style:style style:name="T7" style:family="text">
      <style:text-properties fo:font-size="14pt" officeooo:rsid="0001645f" style:font-size-asian="12.25pt" style:font-size-complex="14pt"/>
    </style:style>
    <style:style style:name="T8" style:family="text">
      <style:text-properties fo:font-size="14pt" officeooo:rsid="0001d42e" style:font-size-asian="12.25pt" style:font-size-complex="14pt"/>
    </style:style>
    <style:style style:name="T9" style:family="text">
      <style:text-properties fo:font-style="italic" officeooo:rsid="000ded38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e72fb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f4698" style:font-weight-asian="normal" style:font-weight-complex="normal"/>
    </style:style>
    <style:style style:name="T14" style:family="text">
      <style:text-properties officeooo:rsid="0017e4c7"/>
    </style:style>
    <style:style style:name="T15" style:family="text">
      <style:text-properties fo:font-size="14pt" fo:font-style="italic" fo:font-weight="bold" officeooo:rsid="000e72fb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fo:font-style="italic" fo:font-weight="normal" officeooo:rsid="000e72fb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officeooo:rsid="000e72fb" style:font-size-asian="14pt" style:font-style-asian="italic" style:font-size-complex="14pt" style:font-style-complex="italic"/>
    </style:style>
    <style:style style:name="T18" style:family="text">
      <style:text-properties fo:font-size="20pt" fo:font-style="italic" fo:font-weight="bold" officeooo:rsid="000e72fb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tyle="italic" officeooo:rsid="0014ff1b" style:font-style-asian="italic" style:font-style-complex="italic"/>
    </style:style>
    <style:style style:name="T20" style:family="text">
      <style:text-properties fo:font-style="italic" officeooo:rsid="000f4698" style:font-style-asian="italic" style:font-style-complex="italic"/>
    </style:style>
    <style:style style:name="T21" style:family="text">
      <style:text-properties officeooo:rsid="000e72fb"/>
    </style:style>
    <style:style style:name="T22" style:family="text">
      <style:text-properties officeooo:rsid="000f4698"/>
    </style:style>
    <style:style style:name="T23" style:family="text">
      <style:text-properties officeooo:rsid="000f8fa0"/>
    </style:style>
    <style:style style:name="T24" style:family="text">
      <style:text-properties officeooo:rsid="0014ff1b"/>
    </style:style>
    <style:style style:name="T25" style:family="text">
      <style:text-properties fo:font-size="18pt" style:font-size-asian="15.75pt" style:font-size-complex="18pt"/>
    </style:style>
    <style:style style:name="T26" style:family="text">
      <style:text-properties fo:font-size="14pt" officeooo:rsid="000f8fa0" style:font-size-asian="14pt" style:font-size-complex="14pt"/>
    </style:style>
    <style:style style:name="T27" style:family="text">
      <style:text-properties fo:font-size="14pt" officeooo:rsid="00129196" style:font-size-asian="14pt" style:font-size-complex="14pt"/>
    </style:style>
    <style:style style:name="T28" style:family="text">
      <style:text-properties officeooo:rsid="001656dc"/>
    </style:style>
    <style:style style:name="T29" style:family="text">
      <style:text-properties officeooo:rsid="001908b8"/>
    </style:style>
    <style:style style:name="T30" style:family="text">
      <style:text-properties officeooo:rsid="0019839b"/>
    </style:style>
    <style:style style:name="T31" style:family="text">
      <style:text-properties officeooo:rsid="0019daac"/>
    </style:style>
    <style:style style:name="T32" style:family="text">
      <style:text-properties fo:font-weight="normal" officeooo:rsid="0019daac" style:font-weight-asian="normal" style:font-weight-complex="normal"/>
    </style:style>
    <style:style style:name="T33" style:family="text">
      <style:text-properties officeooo:rsid="001a6a96"/>
    </style:style>
    <style:style style:name="T34" style:family="text">
      <style:text-properties officeooo:rsid="001a715d"/>
    </style:style>
    <style:style style:name="T35" style:family="text">
      <style:text-properties officeooo:rsid="001e2693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01645f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1f4be9" style:font-size-asian="14pt" style:font-weight-asian="bold" style:font-size-complex="14pt" style:font-weight-complex="bold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officeooo:rsid="001ae972"/>
    </style:style>
    <style:style style:name="T41" style:family="text">
      <style:text-properties officeooo:rsid="001b597c"/>
    </style:style>
    <style:style style:name="T42" style:family="text">
      <style:text-properties officeooo:rsid="001c4d9e"/>
    </style:style>
    <style:style style:name="T43" style:family="text">
      <style:text-properties fo:font-size="14pt" officeooo:rsid="0001645f" style:font-size-asian="14pt" style:font-size-complex="14pt"/>
    </style:style>
    <style:style style:name="T44" style:family="text">
      <style:text-properties fo:font-size="14pt" fo:font-weight="normal" officeooo:rsid="0001645f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−">
        <style:list-level-properties text:space-before="0.752cm" text:min-label-width="0.499cm"/>
        <style:text-properties fo:font-family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−">
        <style:list-level-properties text:space-before="0.752cm" text:min-label-width="0.499cm"/>
        <style:text-properties fo:font-family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−">
        <style:list-level-properties text:space-before="0.752cm" text:min-label-width="0.499cm"/>
        <style:text-properties fo:font-family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da Fábrica de Projetos</text:p>
      <text:p text:style-name="P2">PayPark</text:p>
      <text:p text:style-name="P3">Participantes:</text:p>
      <text:p text:style-name="P4">Felipe Santos Rocha, Thiago Gonçalves, João Vitor Amaro, Henrico Taiete <text:span text:style-name="T1">e Diogo</text:span></text:p>
      <text:p text:style-name="P4"><text:span text:style-name="T2"><text:s/>Professor </text:span><text:span text:style-name="T3">Responsável</text:span>: Guilherme</text:p>
      <text:p text:style-name="P5"><text:span text:style-name="Strong_20_Emphasis">Cliente / Empresa:</text:span> <text:span text:style-name="T4">DSIN</text:span></text:p>
      <text:p text:style-name="P6"><text:span text:style-name="T5">Empresa Concorrente: </text:span><text:span text:style-name="T6">Rizzo Pay</text:span><text:span text:style-name="T7"><text:line-break/></text:span><text:span text:style-name="Strong_20_Emphasis"><text:span text:style-name="T7">Data:</text:span></text:span><text:span text:style-name="T7"> </text:span><text:span text:style-name="T8">06/02/2026</text:span><text:span text:style-name="T7"><text:line-break/></text:span><text:span text:style-name="Strong_20_Emphasis"><text:span text:style-name="T7">Versão do Documento:</text:span></text:span><text:span text:style-name="T7"> 1.0</text:span></text:p>
      <text:p text:style-name="P7"/>
      <text:h text:style-name="P8" text:outline-level="1"><text:span text:style-name="T9">1</text:span><text:span text:style-name="T10">.</text:span><text:span text:style-name="T11"> Contribuintes do Projeto:</text:span></text:h>
      <text:list text:style-name="L1">
        <text:list-item>
          <text:p text:style-name="P9">Felipe Santos Rocha:<text:span text:style-name="T12"> Engenherio de Software, Scrum Master </text:span><text:span text:style-name="T13">e desenvolvedor Flutter.</text:span></text:p>
        </text:list-item>
        <text:list-item>
          <text:p text:style-name="P9">Thiago Gonçalves:</text:p>
        </text:list-item>
        <text:list-item>
          <text:p text:style-name="P9">João Vitor Amaro:</text:p>
        </text:list-item>
        <text:list-item>
          <text:p text:style-name="P9">Henrico Taiete:</text:p>
        </text:list-item>
        <text:list-item>
          <text:p text:style-name="P9"><text:s/><text:span text:style-name="T1">Diogo :</text:span></text:p>
        </text:list-item>
        <text:list-item>
          <text:p text:style-name="P9"><text:s/>Possíveis membro<text:span text:style-name="T14">1</text:span>:</text:p>
          <text:p text:style-name="P10">2 Devs Flutter e 3 Devs Firebase</text:p>
        </text:list-item>
      </text:list>
      <text:p text:style-name="P11">2. Paleta de Cores :</text:p>
      <text:h text:style-name="P12" text:outline-level="2">Light Mode</text:h>
      <text:p text:style-name="P13"><text:span text:style-name="Strong_20_Emphasis"><text:span text:style-name="T15">Background:</text:span></text:span><text:span text:style-name="T15"> </text:span><text:span text:style-name="Source_20_Text"><text:span text:style-name="T16">#FFFFFF</text:span></text:span><text:span text:style-name="T15"><text:line-break/></text:span><text:span text:style-name="Strong_20_Emphasis"><text:span text:style-name="T15">Cards:</text:span></text:span><text:span text:style-name="T15"> </text:span><text:span text:style-name="Source_20_Text"><text:span text:style-name="T16">#F5F5F5</text:span></text:span><text:span text:style-name="T15"><text:line-break/></text:span><text:span text:style-name="Strong_20_Emphasis"><text:span text:style-name="T15">Texto principal:</text:span></text:span><text:span text:style-name="T15"> </text:span><text:span text:style-name="Source_20_Text"><text:span text:style-name="T16">#111111</text:span></text:span><text:span text:style-name="T15"><text:line-break/></text:span><text:span text:style-name="Strong_20_Emphasis"><text:span text:style-name="T15">Texto secundário:</text:span></text:span><text:span text:style-name="T15"> </text:span><text:span text:style-name="Source_20_Text"><text:span text:style-name="T16">#555555</text:span></text:span><text:span text:style-name="Strong_20_Emphasis"><text:span text:style-name="T17"><text:line-break/>Bordas: </text:span></text:span><text:span text:style-name="Strong_20_Emphasis"><text:span text:style-name="T16">#DDDDDD</text:span></text:span></text:p>
      <text:p text:style-name="P13"><text:span text:style-name="Strong_20_Emphasis"><text:span text:style-name="T17">Botão principal: </text:span></text:span><text:span text:style-name="Strong_20_Emphasis"><text:span text:style-name="T16">#111111</text:span></text:span><text:span text:style-name="Strong_20_Emphasis"><text:span text:style-name="T17"><text:line-break/>Texto botão: </text:span></text:span><text:span text:style-name="Strong_20_Emphasis"><text:span text:style-name="T16">#FFFFFF</text:span></text:span></text:p>
      <text:p text:style-name="P13"><text:span text:style-name="Strong_20_Emphasis"><text:span text:style-name="T18">Dark Mode</text:span></text:span></text:p>
      <text:p text:style-name="P13"><text:span text:style-name="Strong_20_Emphasis"><text:span text:style-name="T15">Background:</text:span></text:span><text:span text:style-name="T15"> </text:span><text:span text:style-name="Source_20_Text"><text:span text:style-name="T16">#0B0B0B</text:span></text:span><text:span text:style-name="T15"><text:line-break/></text:span><text:span text:style-name="Strong_20_Emphasis"><text:span text:style-name="T15">Cards:</text:span></text:span><text:span text:style-name="T15"> </text:span><text:span text:style-name="Source_20_Text"><text:span text:style-name="T16">#1A1A1A</text:span></text:span><text:span text:style-name="T15"><text:line-break/></text:span><text:span text:style-name="Strong_20_Emphasis"><text:span text:style-name="T15">Texto principal:</text:span></text:span><text:span text:style-name="T15"> </text:span><text:span text:style-name="Source_20_Text"><text:span text:style-name="T16">#FFFFFF</text:span></text:span><text:span text:style-name="T15"><text:line-break/></text:span><text:soft-page-break/><text:span text:style-name="Strong_20_Emphasis"><text:span text:style-name="T15">Texto secundário:</text:span></text:span><text:span text:style-name="T15"> </text:span><text:span text:style-name="Source_20_Text"><text:span text:style-name="T16">#B0B0B0</text:span></text:span><text:span text:style-name="T15"><text:line-break/></text:span><text:span text:style-name="Strong_20_Emphasis"><text:span text:style-name="T15">Bordas:</text:span></text:span><text:span text:style-name="T15"> </text:span><text:span text:style-name="Source_20_Text"><text:span text:style-name="T16">#2A2A2A</text:span></text:span></text:p>
      <text:p text:style-name="P13"><text:span text:style-name="Strong_20_Emphasis"><text:span text:style-name="T15">Botão principal:</text:span></text:span><text:span text:style-name="T15"> </text:span><text:span text:style-name="Source_20_Text"><text:span text:style-name="T16">#FFFFFF</text:span></text:span><text:span text:style-name="T15"><text:line-break/></text:span><text:span text:style-name="Strong_20_Emphasis"><text:span text:style-name="T15">Texto botão:</text:span></text:span><text:span text:style-name="T15"> </text:span><text:span text:style-name="Source_20_Text"><text:span text:style-name="T16">#111111</text:span></text:span></text:p>
      <text:h text:style-name="P14" text:outline-level="1"><text:s/></text:h>
      <text:h text:style-name="P15" text:outline-level="1"><text:span text:style-name="T19">3</text:span><text:span text:style-name="T20">.</text:span><text:span text:style-name="T10">DESCRIÇÃO DO PROBLEMA</text:span></text:h>
      <text:list text:style-name="L2">
        <text:list-item>
          <text:p text:style-name="P16"><text:s/><text:span text:style-name="T21">Uso excessivo de papel, </text:span><text:span text:style-name="T22">sendo possível</text:span><text:span text:style-name="T21"> perder </text:span><text:span text:style-name="T22">o papel/comprovante.</text:span></text:p>
        </text:list-item>
        <text:list-item>
          <text:p text:style-name="P16"><text:s/><text:span text:style-name="T22">Golpes de flanelinhas ou preços abusivos de órgãos não “oficiais”.</text:span></text:p>
        </text:list-item>
        <text:list-item>
          <text:p text:style-name="P16"><text:s/><text:span text:style-name="T22">Necessidade de um </text:span><text:span text:style-name="T1">operador</text:span><text:span text:style-name="T22"> por perto ou entidande com poder de venda de tickets </text:span><text:span text:style-name="T23">da Zona Azul</text:span></text:p>
          <text:p text:style-name="P16"/>
        </text:list-item>
      </text:list>
      <text:h text:style-name="P17" text:outline-level="1"/>
      <text:h text:style-name="P17" text:outline-level="1"><text:span text:style-name="T24">4</text:span>. OBJETIVO DO PROJETO</text:h>
      <text:list text:style-name="L3">
        <text:list-item>
          <text:p text:style-name="P18"><text:s/><text:span text:style-name="T25"><text:s/></text:span><text:span text:style-name="T26">Criação de aplicação mobile, rápida, eficaz e eficiente que possar atender todos motorista e até pessoas com problemas visuais(Exemplo: Daltonismo), sem a necessidade de um tag, buscar serãm feitas </text:span><text:span text:style-name="T27">baseada nas </text:span><text:span text:style-name="T26">placas.</text:span></text:p>
        </text:list-item>
      </text:list>
      <text:h text:style-name="P8" text:outline-level="1"/>
      <text:h text:style-name="P8" text:outline-level="1"><text:span text:style-name="T24">5</text:span>. PÚBLICO-ALVO (USUÁRIOS DO SISTEMA)</text:h>
      <text:list xml:id="list3796875738" text:style-name="L4">
        <text:list-item>
          <text:p text:style-name="P19"><text:span text:style-name="T2">Usuário tipo 1: </text:span><text:span text:style-name="T23">Motorista/</text:span><text:span text:style-name="T24">Motorista com deficiência ocular</text:span></text:p>
        </text:list-item>
        <text:list-item>
          <text:p text:style-name="P19"><text:span text:style-name="T2">Usuário tipo 2</text:span>: <text:span text:style-name="T23">Viajantes</text:span></text:p>
        </text:list-item>
      </text:list>
      <text:h text:style-name="P20" text:outline-level="1"/>
      <text:h text:style-name="P17" text:outline-level="1"><text:span text:style-name="T24">6</text:span>. ESCOPO DO PROJETO</text:h>
      <text:h text:style-name="P21" text:outline-level="2"/>
      <text:h text:style-name="P22" text:outline-level="2"><text:span text:style-name="T24">6</text:span>.1 O que o sistema vai fazer (Incluído)</text:h>
      <text:list text:style-name="L5">
        <text:list-header>
          <text:p text:style-name="P23">Uso de uma entidade de transi<text:span text:style-name="T1">to</text:span></text:p>
        </text:list-header>
        <text:list-item>
          <text:p text:style-name="P24">Indentifica-se os tickets estão pag<text:span text:style-name="T28">os</text:span>, em busca pela placa do carro</text:p>
        </text:list-item>
        <text:list-item>
          <text:p text:style-name="P24"><text:soft-page-break/>as placas serãm salva<text:span text:style-name="T1">s</text:span> no banco de dados <text:span text:style-name="T28">do próprio app (caso parceria com outras empresas para utilizar seu banco de dados pela busca)</text:span></text:p>
          <text:p text:style-name="P25">Motorista/Pessoas em comum </text:p>
        </text:list-item>
        <text:list-item>
          <text:p text:style-name="P26">Cadastro de Pessoas(nome, e-mail, telefone, cpf, senha) e veículos(<text:span text:style-name="T14">CRLVE, caso não seja o dono, nome responsável</text:span>)</text:p>
        </text:list-item>
        <text:list-item>
          <text:p text:style-name="P26"><text:s/><text:span text:style-name="T29">Após login/cadastro terão um varias opções , Ticket (recarregar </text:span><text:span text:style-name="T30">e </text:span><text:span text:style-name="T29">ativar ), Irregularidade, Veiculos, Extrato, </text:span><text:span text:style-name="T30">Meus Dados, Historico, Fale conosco, Sobre nós e Timer</text:span></text:p>
        </text:list-item>
        <text:list-item>
          <text:p text:style-name="P27">Ticket: Poderá recargar e ativar quando desejar conforme o mapa, área azul. (Opcional: Time que avisar o usuario com notificações e modificações neons para avisar (Vermelho &lt; 5 minutos, Amarelo &lt; 20 minutos e Verde &gt;= 20 minutos)</text:p>
        </text:list-item>
        <text:list-item>
          <text:p text:style-name="P27">Irregularidade: Após estacionar em lugar que necessita do ticket, após 10 minutos, será gerado uma <text:span text:style-name="T31">penalidade</text:span> de R$20.00, caso não seja paga, se torna algo em torn<text:span text:style-name="T31">a multa de acordo com CTB</text:span></text:p>
        </text:list-item>
        <text:list-item>
          <text:p text:style-name="P27">Veiculos: cadastro de novos veiculos e quais veiculos são estão cadastrados</text:p>
        </text:list-item>
        <text:list-item>
          <text:p text:style-name="P27">Extrato: Análise de todo gasto com o aplicativo</text:p>
        </text:list-item>
        <text:list-item>
          <text:p text:style-name="P27">Historico:<text:span text:style-name="T2"> ANÁLISE PARA CONCORDA</text:span></text:p>
        </text:list-item>
        <text:list-item>
          <text:p text:style-name="P28">Fale Conosco: Suporte Caso necessite de ajudar, opções (FAQ ou uma I.A)</text:p>
        </text:list-item>
        <text:list-item>
          <text:p text:style-name="P29"><text:span text:style-name="T12">Sobre nós:</text:span> <text:span text:style-name="T32">Uma pequena da descrição da Empresa </text:span><text:span text:style-name="T31">Panelinha FC, </text:span><text:span text:style-name="T32">nosso objetivo com esse app</text:span></text:p>
        </text:list-item>
        <text:list-item>
          <text:p text:style-name="P30">Timer: Avisa o usuario de acordo com timer colocado, com cores, icones e sons, cada cor representa um um grau ( <text:span text:style-name="T30">Vermelho &lt; 5 minutos, Amarelo &lt; 20 minutos e Verde &gt;= 20 minutos</text:span>)</text:p>
        </text:list-item>
      </text:list>
      <text:h text:style-name="P22" text:outline-level="2"><text:span text:style-name="T24">6</text:span>.2 O que o sistema NÃO vai fazer (Fora do escopo)</text:h>
      <text:list text:style-name="L6">
        <text:list-item>
          <text:p text:style-name="P31">Pagamento automático com o pix</text:p>
        </text:list-item>
        <text:list-item>
          <text:p text:style-name="P31">Reconhecimento automatico da placa por foto</text:p>
        </text:list-item>
        <text:list-item>
          <text:p text:style-name="P31"><text:span text:style-name="T33">V</text:span>ersão web</text:p>
        </text:list-item>
        <text:list-item>
          <text:p text:style-name="P32">Uso Offline </text:p>
        </text:list-item>
        <text:list-item>
          <text:p text:style-name="P32">Ativação automatica do ticket</text:p>
        </text:list-item>
      </text:list>
      <text:h text:style-name="P20" text:outline-level="1"><text:soft-page-break/></text:h>
      <text:h text:style-name="P17" text:outline-level="1"><text:span text:style-name="T24">7</text:span>. REQUISITOS DO SISTEMA</text:h>
      <text:h text:style-name="P22" text:outline-level="2"><text:span text:style-name="T24">7</text:span>.1 REQUISITOS FUNCIONAIS (RF)</text:h>
      <text:p text:style-name="P33">RF01 - <text:span text:style-name="T33">O Sistema deve permitir que o usuario se cadastre-se apenas um vez por CPF.</text:span><text:line-break/>RF02 - <text:span text:style-name="T33">O Sistema só pode permitir acesso ao aplicativos, após cadastro/login do usuario.</text:span><text:line-break/>RF03 - <text:span text:style-name="T33">O Sistema Deve permitir se o usuario, ative o Ticket ou não após a compra</text:span><text:line-break/>RF04 - <text:span text:style-name="T33">O Sistema Deve limitar o saldo do usuario no máximo para R$500.00</text:span></text:p>
      <text:p text:style-name="P34">RF05 - O Sistema deve avisa o usuario que o ticket está finalizado antes que vire penalidade(o usuario deve permitir notifições para funcionamento melhor)</text:p>
      <text:p text:style-name="P33">RF0<text:span text:style-name="T33">6 </text:span>- <text:span text:style-name="T33">O Sistema deve permitir que o usuario acesse suas irregularides e paga as penalidades antes que vire multa</text:span></text:p>
      <text:p text:style-name="P34">RF07 - O Sistema deve permitir que o usuario veja seu extrato, gasto com o aplicativo</text:p>
      <text:p text:style-name="P34">RF08 - O Sistema deve permitir que o usuario, veja veiculos cadastrados e possam cadastrar mais de que um veiculo</text:p>
      <text:p text:style-name="P34">RF09 - O Sistema só pode permitir cadastro de veiculos com documentação válida por algum órgão respónsavel e oficial</text:p>
      <text:p text:style-name="P34">RF10 – <text:span text:style-name="T34">O Sistema deve permitir que usuario ative o timer após ativação do ticket</text:span></text:p>
      <text:p text:style-name="P35">RF1<text:span text:style-name="T35">1</text:span> – O Sistema deve permitir que o agente de trânsito, faça busca pela placa para regularidade</text:p>
      <text:p text:style-name="P36">RF1<text:span text:style-name="T35">2</text:span> – O Sistema deve permitir pagamentos por cartões ou pix <text:span text:style-name="T35">manuais</text:span></text:p>
      <text:p text:style-name="P36">RF1<text:span text:style-name="T35">3</text:span> – O Sistema só poder permitir “criação ” de ticket pelo App, sem pessoas vendendos ou totem</text:p>
      <text:h text:style-name="P21" text:outline-level="2"/>
      <text:h text:style-name="P22" text:outline-level="2"><text:span text:style-name="T24">7</text:span>.2 REQUISITOS NÃO FUNCIONAIS (RNF)</text:h>
      <text:p text:style-name="P37"><text:span text:style-name="T36">RNF01 – O sistema deve processar transações de pagamento em até 5 segundos, considerando conexão estável.</text:span></text:p>
      <text:p text:style-name="P38"><text:soft-page-break/>RNF02 – O sistema não deve armazenar dados de geolocalização do usuário sem consentimento explícito, conforme LGPD.</text:p>
      <text:p text:style-name="P39"><text:span text:style-name="T37">RNF03 – O sistema deve utilizar criptografia TLS para comunicação e criptografia de dados sensíveis no banco.<text:line-break/></text:span><text:span text:style-name="T36">RNF04 – O sistema deve possuir disponibilidade mínima de 99% mensal.</text:span><text:span text:style-name="T37"><text:line-break/></text:span><text:span text:style-name="T36">RNF05 – O sistema deve suportar pelo menos </text:span><text:span text:style-name="T38">8</text:span><text:span text:style-name="T36">.000 usuários simultâneos sem degradação crítica de desempenho.</text:span></text:p>
      <text:p text:style-name="P40">RNF06 – O sistema deve oferecer recursos de acessibilidade como contraste ajustável, ícones informativos e notificações sonoras.</text:p>
      <text:h text:style-name="P20" text:outline-level="1"/>
      <text:h text:style-name="P17" text:outline-level="1"><text:span text:style-name="T24">8</text:span>. HISTÓRIAS DE USUÁRIO</text:h>
      <text:p text:style-name="P41">Modelo:</text:p>
      <text:p text:style-name="P42"><text:span text:style-name="Strong_20_Emphasis"><text:span text:style-name="T39">Como</text:span></text:span><text:span text:style-name="T39"> [tipo de usuário]<text:line-break/></text:span><text:span text:style-name="Strong_20_Emphasis"><text:span text:style-name="T39">Quero</text:span></text:span><text:span text:style-name="T39"> [ação]<text:line-break/></text:span><text:span text:style-name="Strong_20_Emphasis"><text:span text:style-name="T39">Para</text:span></text:span><text:span text:style-name="T39"> [benefício]</text:span></text:p>
      <text:h text:style-name="P21" text:outline-level="2"/>
      <text:h text:style-name="P22" text:outline-level="2"><text:span text:style-name="T24">8</text:span>.1 Lista de Histórias</text:h>
      <text:p text:style-name="P43">HU01 - <text:span text:style-name="T40">Como motorista, gostaria de ativar meu ticket, apenas quando eu desejar</text:span><text:line-break/>HU02 - <text:span text:style-name="T40">Como Motorista, gostaria de ver meu extrato para analisar o quanto eu gasto </text:span><text:line-break/>HU03 - <text:span text:style-name="T40">Como Motorista, gostaria que um timer, me avise-se quando está próxima de vencer meu ticket</text:span><text:line-break/>HU04 - <text:span text:style-name="T40">Como Motorista, gostaria de poder pagar um penalidade antes que vire uma multa</text:span><text:line-break/>HU05 - <text:span text:style-name="T40">Como Motorista, gostaria de transferir o valor do ticket de um carro para outro</text:span></text:p>
      <text:p text:style-name="P36">HU06 – Como Motorista, gostaria de realizar tanto pagamentos em pix como em cartões (Crédito ou Débito)</text:p>
      <text:p text:style-name="P36">HU07 - <text:s/>Como Agente de trânsito, gostaria de saber se o ticket está disponível ou não, pela busca na placa</text:p>
      <text:p text:style-name="P36"><text:soft-page-break/>HU08 – <text:span text:style-name="T41">Como Agente de trânsito, gostaria </text:span><text:span text:style-name="T42">de ter facíl acesso para fazer a verificação</text:span></text:p>
      <text:p text:style-name="P36">HU09 - <text:s/><text:span text:style-name="T42">Como Agente de trânsito, gostaria apenas de receber informações verdadeiras</text:span></text:p>
      <text:h text:style-name="P20" text:outline-level="1"/>
      <text:h text:style-name="P17" text:outline-level="1"><text:span text:style-name="T24">9</text:span>. CRITÉRIOS DE ACEITAÇÃO</text:h>
      <text:p text:style-name="P41">(Defina critérios para as funcionalidades)</text:p>
      <text:list text:style-name="L7">
        <text:list-header>
          <text:p text:style-name="P44">CA01 – Deve permitir a forma de pagamento</text:p>
          <text:p text:style-name="P44">CA02 – Deve permitir a escolha da placa</text:p>
          <text:p text:style-name="P44">CA03 – Deve permitir a escolha do tempo do ticket</text:p>
          <text:p text:style-name="P44">CA04 – Deve permitir se vai ou não ativar o ticket</text:p>
          <text:p text:style-name="P44">CA05 – Deve permitir a escolha do tempo do timer</text:p>
          <text:p text:style-name="P44">CA06 – Deve permitir qual carro o ticket será vinculado</text:p>
          <text:p text:style-name="P44">CA07 – Deve permitir um saldo &lt;= R$500</text:p>
          <text:p text:style-name="P44">CA08 – Deve permitir busca de tickets pela placa</text:p>
        </text:list-header>
      </text:list>
      <text:list text:style-name="L8">
        <text:list-header>
          <text:p text:style-name="P45"/>
        </text:list-header>
      </text:list>
      <text:h text:style-name="P17" text:outline-level="1"><text:span text:style-name="T24">10</text:span>. REGRAS DE NEGÓCIO</text:h>
      <text:p text:style-name="P43">RN01 - <text:span text:style-name="T42">Após o termino da horas ou minutos, terá 10min, para recarrega, será considerado penalidades, e vira multa de acordo com o código de trânsito</text:span><text:line-break/>RN02 - <text:span text:style-name="T42">O maxímo de tempo é 2h </text:span><text:line-break/>RN03 - <text:span text:style-name="T35">O minímo é 15 minutos</text:span><text:line-break/>RN04 - <text:span text:style-name="T35">Pode transfirir o tempo de um veiculo para o outro</text:span><text:line-break/>RN05 - <text:span text:style-name="T35">Irregularidades pode ser pagas pelo app</text:span></text:p>
      <text:p text:style-name="P46">RN06 – 15min = R$ 2.00, 30min = R$3.00, 60min = R$4.00, 120min = R$4.50</text:p>
      <text:h text:style-name="P17" text:outline-level="1">1<text:span text:style-name="T24">1</text:span>. FLUXO DO USUÁRIO (USER FLOW)</text:h>
      <text:p text:style-name="P42"/>
      <text:h text:style-name="P17" text:outline-level="1">1<text:span text:style-name="T24">2</text:span>. WIREFRAMES / TELAS DO SISTEMA</text:h>
      <text:p text:style-name="P42"/>
      <text:list text:style-name="L9">
        <text:list-header>
          <text:p text:style-name="P47"><text:soft-page-break/></text:p>
        </text:list-header>
      </text:list>
      <text:h text:style-name="P17" text:outline-level="1">1<text:span text:style-name="T24">3</text:span>. MODELAGEM DO BANCO DE DADOS (ENTIDADES)</text:h>
      <text:p text:style-name="P42"/>
      <text:h text:style-name="P17" text:outline-level="1">1<text:span text:style-name="T24">4</text:span>. ARQUITETURA DO SISTEMA</text:h>
      <text:p text:style-name="P41">(Explique como o sistema funciona tecnicamente)</text:p>
      <text:list text:style-name="L10">
        <text:list-item>
          <text:p text:style-name="P48">Frontend: <text:span text:style-name="T35">Flutter,</text:span></text:p>
        </text:list-item>
        <text:list-item>
          <text:p text:style-name="P48">Backend: <text:span text:style-name="T35">Firestore, FirebaseAuth e <text:s/>clound fucntions</text:span></text:p>
        </text:list-item>
        <text:list-item>
          <text:p text:style-name="P48">Banco de Dados: <text:span text:style-name="T35">Firebase(NoSQL)</text:span></text:p>
        </text:list-item>
        <text:list-item>
          <text:p text:style-name="P48">Serviços externos: Stripe (pagamento) <text:span text:style-name="T35">e Push Notification</text:span></text:p>
        </text:list-item>
      </text:list>
      <text:p text:style-name="P41"/>
      <text:p text:style-name="P41"/>
      <text:h text:style-name="P20" text:outline-level="1">1<text:span text:style-name="T24">5</text:span>. STACK TECNOLÓGICA (TECNOLOGIAS)</text:h>
      <text:list text:continue-list="list3796875738" text:style-name="L4">
        <text:list-item>
          <text:p text:style-name="P49"><text:span text:style-name="Strong_20_Emphasis"><text:span text:style-name="T43">Frontend: </text:span></text:span><text:span text:style-name="Strong_20_Emphasis"><text:span text:style-name="T44">Flutter</text:span></text:span></text:p>
        </text:list-item>
        <text:list-item>
          <text:p text:style-name="P50"><text:span text:style-name="Strong_20_Emphasis"><text:span text:style-name="T43">UX/UI: </text:span></text:span><text:span text:style-name="Strong_20_Emphasis"><text:span text:style-name="T44">Figma</text:span></text:span></text:p>
        </text:list-item>
        <text:list-item>
          <text:p text:style-name="P50"><text:span text:style-name="Strong_20_Emphasis"><text:span text:style-name="T43">Backend: </text:span></text:span><text:span text:style-name="Strong_20_Emphasis"><text:span text:style-name="T44">Indefinido</text:span></text:span></text:p>
        </text:list-item>
        <text:list-item>
          <text:p text:style-name="P50"><text:span text:style-name="Strong_20_Emphasis"><text:span text:style-name="T43">Banco de Dados: </text:span></text:span><text:span text:style-name="Strong_20_Emphasis"><text:span text:style-name="T44">FireBase </text:span></text:span></text:p>
        </text:list-item>
        <text:list-item>
          <text:p text:style-name="P50"><text:span text:style-name="Strong_20_Emphasis"><text:span text:style-name="T43">Hospedagem/Cloud: </text:span></text:span><text:span text:style-name="Strong_20_Emphasis"><text:span text:style-name="T44">FireBase</text:span></text:span></text:p>
        </text:list-item>
        <text:list-item>
          <text:p text:style-name="P50"><text:span text:style-name="Strong_20_Emphasis"><text:span text:style-name="T43">Organização: </text:span></text:span><text:span text:style-name="Strong_20_Emphasis"><text:span text:style-name="T44">Jira</text:span></text:span></text:p>
        </text:list-item>
        <text:list-item>
          <text:p text:style-name="P50"><text:span text:style-name="Strong_20_Emphasis"><text:span text:style-name="T43">Ferramentas: </text:span></text:span><text:span text:style-name="Strong_20_Emphasis"><text:span text:style-name="T44">Stripe</text:span></text:span></text:p>
        </text:list-item>
      </text:list>
      <text:h text:style-name="P20" text:outline-level="1"/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20:27:23.520008425</meta:creation-date>
    <dc:date>2026-02-11T14:37:26.390659968</dc:date>
    <meta:editing-duration>PT3H33M33S</meta:editing-duration>
    <meta:editing-cycles>7</meta:editing-cycles>
    <meta:generator>LibreOffice/25.8.4.2$Linux_X86_64 LibreOffice_project/580$Build-2</meta:generator>
    <meta:document-statistic meta:table-count="0" meta:image-count="0" meta:object-count="0" meta:page-count="7" meta:paragraph-count="113" meta:word-count="1235" meta:character-count="7386" meta:non-whitespace-character-count="6275"/>
  </office:meta>
</office:document-meta>
</file>